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0.64cm" style:rel-column-width="2383*"/>
    </style:style>
    <style:style style:name="Table2.B" style:family="table-column">
      <style:table-column-properties style:column-width="6.147cm" style:rel-column-width="22887*"/>
    </style:style>
    <style:style style:name="Table2.C" style:family="table-column">
      <style:table-column-properties style:column-width="3.672cm" style:rel-column-width="13673*"/>
    </style:style>
    <style:style style:name="Table2.D" style:family="table-column">
      <style:table-column-properties style:column-width="1.06cm" style:rel-column-width="3946*"/>
    </style:style>
    <style:style style:name="Table2.E" style:family="table-column">
      <style:table-column-properties style:column-width="1.88cm" style:rel-column-width="7000*"/>
    </style:style>
    <style:style style:name="Table2.F" style:family="table-column">
      <style:table-column-properties style:column-width="1.439cm" style:rel-column-width="5358*"/>
    </style:style>
    <style:style style:name="Table2.G" style:family="table-column">
      <style:table-column-properties style:column-width="1.261cm" style:rel-column-width="4695*"/>
    </style:style>
    <style:style style:name="Table2.H" style:family="table-column">
      <style:table-column-properties style:column-width="1.503cm" style:rel-column-width="5593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-left="0cm" fo:padding-right="0cm" fo:padding-top="0.101cm" fo:padding-bottom="0cm" fo:border-left="none" fo:border-right="none" fo:border-top="none" fo:border-bottom="1pt solid #000000"/>
    </style:style>
    <style:style style:name="Table2.A2" style:family="table-cell">
      <style:table-cell-properties fo:padding-left="0cm" fo:padding-right="0cm" fo:padding-top="0.101cm" fo:padding-bottom="0cm" fo:border="none"/>
    </style:style>
    <style:style style:name="Table1" style:family="table">
      <style:table-properties style:width="3.355cm" fo:margin-left="14.259cm" fo:margin-right="-0.025cm" table:align="margins"/>
    </style:style>
    <style:style style:name="Table1.A" style:family="table-column">
      <style:table-column-properties style:column-width="1.84cm" style:rel-column-width="35937*"/>
    </style:style>
    <style:style style:name="Table1.B" style:family="table-column">
      <style:table-column-properties style:column-width="1.515cm" style:rel-column-width="29598*"/>
    </style:style>
    <style:style style:name="Table1.A1" style:family="table-cell">
      <style:table-cell-properties fo:padding="0cm" fo:border-left="none" fo:border-right="none" fo:border-top="0.5pt solid #000000" fo:border-bottom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1dbb85" officeooo:paragraph-rsid="001dbb8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2pt" fo:font-weight="normal" officeooo:paragraph-rsid="00147983" style:font-size-asian="2pt" style:font-weight-asian="normal" style:font-size-complex="2pt" style:font-weight-complex="normal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147983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fo:font-weight="bold" officeooo:rsid="001cabf4" officeooo:paragraph-rsid="001cabf4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3" style:family="paragraph" style:parent-style-name="Text_20_body">
      <style:text-properties fo:font-size="2pt" style:font-size-asian="2pt" style:font-size-complex="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normal" officeooo:rsid="002f5b6a" officeooo:paragraph-rsid="002f5b6a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3e7d6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normal" officeooo:rsid="0031dd63" officeooo:paragraph-rsid="003804b4" style:font-size-asian="10pt" style:font-weight-asian="normal" style:font-size-complex="10pt" style:font-weight-complex="normal"/>
    </style:style>
    <style:style style:name="P17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24pt" fo:font-weight="bold" officeooo:paragraph-rsid="00147983" style:font-size-asian="24pt" style:font-weight-asian="bold" style:font-size-complex="24pt" style:font-weight-complex="bold"/>
    </style:style>
    <style:style style:name="P18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9pt" fo:font-weight="normal" officeooo:paragraph-rsid="0039e5d3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9pt" officeooo:rsid="00275f32" officeooo:paragraph-rsid="00275f32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9pt" officeooo:rsid="00276445" officeooo:paragraph-rsid="00276445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9pt" officeooo:rsid="0028aaa8" officeooo:paragraph-rsid="0028aaa8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 officeooo:rsid="002aa447" officeooo:paragraph-rsid="002aa447" style:font-size-asian="9pt" style:font-size-complex="9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0ab46"/>
    </style:style>
    <style:style style:name="T2" style:family="text">
      <style:text-properties officeooo:rsid="0030f281"/>
    </style:style>
    <style:style style:name="T3" style:family="text">
      <style:text-properties officeooo:rsid="0031dd63"/>
    </style:style>
    <style:style style:name="T4" style:family="text">
      <style:text-properties officeooo:rsid="00377861"/>
    </style:style>
    <style:style style:name="T5" style:family="text">
      <style:text-properties officeooo:rsid="003e7d69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tracked-changes text:track-changes="false">
        <text:changed-region xml:id="ct590974064" text:id="ct590974064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xml:id="ct590974256" text:id="ct590974256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xml:id="ct590983568" text:id="ct59098356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90976000" text:id="ct59097600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90977776" text:id="ct5909777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61668544" text:id="ct6166854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90983904" text:id="ct59098390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90973376" text:id="ct5909733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90973520" text:id="ct59097352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90972544" text:id="ct590972544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xml:id="ct590974624" text:id="ct59097462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590974960" text:id="ct59097496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590976816" text:id="ct590976816">
          <text:insertion>
            <office:change-info>
              <dc:creator>Christian Jauvin</dc:creator>
              <dc:date>2013-04-06T12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4">Qté</text:p>
            </table:table-cell>
            <table:table-cell table:style-name="Table2.A1" office:value-type="string">
              <text:p text:style-name="P4">Nom</text:p>
            </table:table-cell>
            <table:table-cell table:style-name="Table2.A1" office:value-type="string">
              <text:p text:style-name="P4">Producteur</text:p>
            </table:table-cell>
            <table:table-cell table:style-name="Table2.A1" office:value-type="string">
              <text:p text:style-name="P7">Mill.</text:p>
            </table:table-cell>
            <table:table-cell table:style-name="Table2.A1" office:value-type="string">
              <text:p text:style-name="P7">Code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0"><text:change-start text:change-id="ct590974064"/><office:annotation><dc:creator>Christian Jauvin</dc:creator><dc:date>2013-03-07T15:21:29</dc:date><text:p text:style-name="P23"><text:span text:style-name="T6">do row for e in elems</text:span></text:p></office:annotation><text:change-end text:change-id="ct590974064"/><text:change-start text:change-id="ct590974256"/>e[0]<text:change-end text:change-id="ct590974256"/></text:p>
          </table:table-cell>
          <table:table-cell table:style-name="Table2.A2" office:value-type="string">
            <text:p text:style-name="P12"><text:change-start text:change-id="ct590983568"/>e[1]<text:change-end text:change-id="ct590983568"/></text:p>
          </table:table-cell>
          <table:table-cell table:style-name="Table2.A2" office:value-type="string">
            <text:p text:style-name="P12"><text:change-start text:change-id="ct590976000"/>e[2]<text:change-end text:change-id="ct590976000"/></text:p>
          </table:table-cell>
          <table:table-cell table:style-name="Table2.A2" office:value-type="string">
            <text:p text:style-name="P11"><text:change-start text:change-id="ct590977776"/>e[3]<text:change-end text:change-id="ct590977776"/></text:p>
          </table:table-cell>
          <table:table-cell table:style-name="Table2.A2" office:value-type="string">
            <text:p text:style-name="P11"><text:change-start text:change-id="ct61668544"/>e[4]<text:change-end text:change-id="ct61668544"/></text:p>
          </table:table-cell>
          <table:table-cell table:style-name="Table2.A2" office:value-type="string">
            <text:p text:style-name="P11"><text:change-start text:change-id="ct590983904"/>e[5]<text:change-end text:change-id="ct590983904"/></text:p>
          </table:table-cell>
          <table:table-cell table:style-name="Table2.A2" office:value-type="string">
            <text:p text:style-name="P11"><text:change-start text:change-id="ct590973376"/>e[6]<text:change-end text:change-id="ct590973376"/></text:p>
          </table:table-cell>
          <table:table-cell table:style-name="Table2.A2" office:value-type="string">
            <text:p text:style-name="P11"><text:change-start text:change-id="ct590973520"/>e[7]<text:change-end text:change-id="ct590973520"/></text:p>
          </table:table-cell>
        </table:table-row>
      </table:table>
      <text:p text:style-name="P13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ous-total</text:p>
          </table:table-cell>
          <table:table-cell table:style-name="Table1.A1" office:value-type="string">
            <text:p text:style-name="P9"><text:change-start text:change-id="ct590972544"/>sous_total<text:change-end text:change-id="ct590972544"/></text:p>
          </table:table-cell>
        </table:table-row>
        <table:table-row>
          <table:table-cell table:style-name="Table1.A2" office:value-type="string">
            <text:p text:style-name="P8">TPS</text:p>
          </table:table-cell>
          <table:table-cell table:style-name="Table1.A2" office:value-type="string">
            <text:p text:style-name="P9"><text:change-start text:change-id="ct590974624"/>tps<text:change-end text:change-id="ct590974624"/></text:p>
          </table:table-cell>
        </table:table-row>
        <table:table-row>
          <table:table-cell table:style-name="Table1.A2" office:value-type="string">
            <text:p text:style-name="P8">TVQ</text:p>
          </table:table-cell>
          <table:table-cell table:style-name="Table1.A2" office:value-type="string">
            <text:p text:style-name="P9"><text:change-start text:change-id="ct590974960"/>tvq<text:change-end text:change-id="ct590974960"/></text:p>
          </table:table-cell>
        </table:table-row>
        <table:table-row>
          <table:table-cell table:style-name="Table1.A2" office:value-type="string">
            <text:p text:style-name="P8">Total</text:p>
          </table:table-cell>
          <table:table-cell table:style-name="Table1.A2" office:value-type="string">
            <text:p text:style-name="P9"><text:change-start text:change-id="ct590976816"/>montant<text:change-end text:change-id="ct590976816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51cm" fo:border-left="none" fo:border-right="none" fo:border-top="none" fo:border-bottom="0.06pt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7.862cm" fo:margin-left="9.708cm" fo:margin-right="0.019cm" table:align="margins"/>
    </style:style>
    <style:style style:name="Table3.A" style:family="table-column">
      <style:table-column-properties style:column-width="4.71cm" style:rel-column-width="39259*"/>
    </style:style>
    <style:style style:name="Table3.B" style:family="table-column">
      <style:table-column-properties style:column-width="3.152cm" style:rel-column-width="26276*"/>
    </style:style>
    <style:style style:name="Table3.1" style:family="table-row">
      <style:table-row-properties style:min-row-height="0.695cm"/>
    </style:style>
    <style:style style:name="Table3.A1" style:family="table-cell">
      <style:table-cell-properties fo:padding="0.097cm" fo:border="none"/>
    </style:style>
    <style:style style:name="Table3.5" style:family="table-row">
      <style:table-row-properties style:min-row-height="0.66cm"/>
    </style:style>
    <style:style style:name="MP1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24pt" fo:font-weight="bold" officeooo:paragraph-rsid="00147983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Arial" fo:font-size="10pt" fo:font-weight="normal" officeooo:rsid="002f5b6a" officeooo:paragraph-rsid="002f5b6a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3e7d69" style:font-size-asian="10pt" style:font-weight-asian="normal" style:font-size-complex="10pt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Arial" fo:font-size="10pt" fo:font-weight="normal" officeooo:rsid="0031dd63" officeooo:paragraph-rsid="003804b4" style:font-size-asian="10pt" style:font-weight-asian="normal" style:font-size-complex="10pt" style:font-weight-complex="normal"/>
    </style:style>
    <style:style style:name="MP6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147983" style:font-size-asian="9pt" style:font-weight-asian="bold" style:font-size-complex="9pt" style:font-weight-complex="bold"/>
    </style:style>
    <style:style style:name="MP7" style:family="paragraph" style:parent-style-name="Table_20_Contents">
      <style:paragraph-properties fo:text-align="end" style:justify-single-word="false"/>
      <style:text-properties style:font-name="Arial" fo:font-size="9pt" fo:font-weight="bold" officeooo:rsid="001cabf4" officeooo:paragraph-rsid="001cabf4" style:font-size-asian="9pt" style:font-weight-asian="bold" style:font-size-complex="9pt" style:font-weight-complex="bold"/>
    </style:style>
    <style:style style:name="MP8" style:family="paragraph" style:parent-style-name="Table_20_Contents">
      <style:paragraph-properties fo:text-align="end" style:justify-single-word="false"/>
      <style:text-properties style:font-name="Arial" fo:font-size="9pt" officeooo:rsid="00275f32" officeooo:paragraph-rsid="00275f32" style:font-size-asian="9pt" style:font-size-complex="9pt"/>
    </style:style>
    <style:style style:name="MP9" style:family="paragraph" style:parent-style-name="Table_20_Contents">
      <style:paragraph-properties fo:text-align="end" style:justify-single-word="false"/>
      <style:text-properties style:font-name="Arial" fo:font-size="9pt" officeooo:rsid="00276445" officeooo:paragraph-rsid="00276445" style:font-size-asian="9pt" style:font-size-complex="9pt"/>
    </style:style>
    <style:style style:name="MP10" style:family="paragraph" style:parent-style-name="Table_20_Contents">
      <style:paragraph-properties fo:text-align="end" style:justify-single-word="false"/>
      <style:text-properties style:font-name="Arial" fo:font-size="9pt" officeooo:rsid="0028aaa8" officeooo:paragraph-rsid="0028aaa8" style:font-size-asian="9pt" style:font-size-complex="9pt"/>
    </style:style>
    <style:style style:name="MP11" style:family="paragraph" style:parent-style-name="Table_20_Contents">
      <style:paragraph-properties fo:text-align="end" style:justify-single-word="false"/>
      <style:text-properties style:font-name="Arial" fo:font-size="9pt" officeooo:rsid="002aa447" officeooo:paragraph-rsid="002aa447" style:font-size-asian="9pt" style:font-size-complex="9pt"/>
    </style:style>
    <style:style style:name="MP12" style:family="paragraph" style:parent-style-name="Standard">
      <style:paragraph-properties fo:text-align="start" style:justify-single-word="false"/>
      <style:text-properties style:font-name="Arial" fo:font-size="2pt" fo:font-weight="normal" officeooo:paragraph-rsid="00147983" style:font-size-asian="2pt" style:font-weight-asian="normal" style:font-size-complex="2pt" style:font-weight-complex="normal"/>
    </style:style>
    <style:style style:name="MT1" style:family="text">
      <style:text-properties officeooo:rsid="0030ab46"/>
    </style:style>
    <style:style style:name="MT2" style:family="text">
      <style:text-properties officeooo:rsid="0030f281"/>
    </style:style>
    <style:style style:name="MT3" style:family="text">
      <style:text-properties officeooo:rsid="0031dd63"/>
    </style:style>
    <style:style style:name="MT4" style:family="text">
      <style:text-properties officeooo:rsid="00377861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tracked-changes>
          <text:changed-region xml:id="ct64813232" text:id="ct64813232">
            <text:insertion>
              <office:change-info>
                <dc:creator>Unknown Author</dc:creator>
                <dc:date>2013-05-13T18:53:00</dc:date>
              </office:change-info>
            </text:insertion>
          </text:changed-region>
          <text:changed-region xml:id="ct64816144" text:id="ct64816144">
            <text:insertion>
              <office:change-info>
                <dc:creator>Unknown Author</dc:creator>
                <dc:date>2013-05-13T18:54:00</dc:date>
              </office:change-info>
            </text:insertion>
          </text:changed-region>
          <text:changed-region xml:id="ct64818272" text:id="ct64818272">
            <text:insertion>
              <office:change-info>
                <dc:creator>Unknown Author</dc:creator>
                <dc:date>2013-05-13T18:54:00</dc:date>
              </office:change-info>
            </text:insertion>
          </text:changed-region>
          <text:changed-region xml:id="ct186968560" text:id="ct186968560">
            <text:insertion>
              <office:change-info>
                <dc:creator>Unknown Author</dc:creator>
                <dc:date>2013-05-13T18:54:00</dc:date>
              </office:change-info>
            </text:insertion>
          </text:changed-region>
          <text:changed-region xml:id="ct64812464" text:id="ct64812464">
            <text:insertion>
              <office:change-info>
                <dc:creator>Unknown Author</dc:creator>
                <dc:date>2013-05-13T18:56:00</dc:date>
              </office:change-info>
            </text:insertion>
          </text:changed-region>
          <text:changed-region xml:id="ct64801056" text:id="ct64801056">
            <text:insertion>
              <office:change-info>
                <dc:creator>Unknown Author</dc:creator>
                <dc:date>2013-05-13T18:55:00</dc:date>
              </office:change-info>
            </text:insertion>
          </text:changed-region>
          <text:changed-region xml:id="ct61627392" text:id="ct61627392">
            <text:insertion>
              <office:change-info>
                <dc:creator>Unknown Author</dc:creator>
                <dc:date>2013-05-13T18:32:00</dc:date>
              </office:change-info>
            </text:insertion>
          </text:changed-region>
          <text:changed-region xml:id="ct61628272" text:id="ct61628272">
            <text:insertion>
              <office:change-info>
                <dc:creator>Unknown Author</dc:creator>
                <dc:date>2013-05-13T18:43:00</dc:date>
              </office:change-info>
            </text:insertion>
          </text:changed-region>
          <text:changed-region xml:id="ct61735936" text:id="ct61735936">
            <text:insertion>
              <office:change-info>
                <dc:creator>Unknown Author</dc:creator>
                <dc:date>2013-05-13T18:44:00</dc:date>
              </office:change-info>
            </text:insertion>
          </text:changed-region>
          <text:changed-region xml:id="ct61726816" text:id="ct61726816">
            <text:insertion>
              <office:change-info>
                <dc:creator>Unknown Author</dc:creator>
                <dc:date>2013-05-13T18:45:00</dc:date>
              </office:change-info>
            </text:insertion>
          </text:changed-region>
          <text:changed-region xml:id="ct61727120" text:id="ct61727120">
            <text:insertion>
              <office:change-info>
                <dc:creator>Unknown Author</dc:creator>
                <dc:date>2013-05-13T18:45:00</dc:date>
              </office:change-info>
            </text:insertion>
          </text:changed-region>
        </text:tracked-changes>
        <text:p text:style-name="MP1"><draw:frame draw:style-name="Mfr1" draw:name="Frame2" text:anchor-type="paragraph" svg:x="0.076cm" svg:y="0.056cm" svg:width="9.49cm" draw:z-index="0"><draw:text-box fo:min-height="5.237cm"><text:p text:style-name="MP2"/><text:p text:style-name="MP2"/><text:p text:style-name="MP2"/><text:p text:style-name="MP2"/><text:p text:style-name="MP2"/><text:p text:style-name="MP2"/><text:p text:style-name="MP2"/><text:p text:style-name="MP3"><text:change-start text:change-id="ct64813232"/>nom_social<text:change-end text:change-id="ct64813232"/></text:p><text:p text:style-name="MP4"><text:change-start text:change-id="ct64816144"/><text:span text:style-name="MT1">no_civique</text:span><text:change-end text:change-id="ct64816144"/><text:span text:style-name="MT1"> </text:span><text:change-start text:change-id="ct64818272"/><text:span text:style-name="MT2">rue</text:span><text:change-end text:change-id="ct64818272"/></text:p><text:p text:style-name="MP4"><text:change-start text:change-id="ct186968560"/><text:span text:style-name="MT3">ville</text:span><text:change-end text:change-id="ct186968560"/><text:span text:style-name="MT3">, </text:span><text:change-start text:change-id="ct64812464"/><text:span text:style-name="MT4">province</text:span><text:change-end text:change-id="ct64812464"/></text:p><text:p text:style-name="MP5"><text:change-start text:change-id="ct64801056"/>code_postal<text:change-end text:change-id="ct64801056"/></text:p></draw:text-box></draw:frame>Facture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7"><text:change-start text:change-id="ct61627392"/>date_commande<text:change-end text:change-id="ct61627392"/></text:p>
            </table:table-cell>
          </table:table-row>
          <table:table-row>
            <table:table-cell table:style-name="Table3.A1" office:value-type="string">
              <text:p text:style-name="MP6">No. facture</text:p>
            </table:table-cell>
            <table:table-cell table:style-name="Table3.A1" office:value-type="string">
              <text:p text:style-name="MP8"><text:change-start text:change-id="ct61628272"/>no_commande_facture<text:change-end text:change-id="ct61628272"/></text:p>
            </table:table-cell>
          </table:table-row>
          <table:table-row>
            <table:table-cell table:style-name="Table3.A1" office:value-type="string">
              <text:p text:style-name="MP6">No. commande SAQ</text:p>
            </table:table-cell>
            <table:table-cell table:style-name="Table3.A1" office:value-type="string">
              <text:p text:style-name="MP9"><text:change-start text:change-id="ct61735936"/>no_commande_saq<text:change-end text:change-id="ct61735936"/></text:p>
            </table:table-cell>
          </table:table-row>
          <table:table-row>
            <table:table-cell table:style-name="Table3.A1" office:value-type="string">
              <text:p text:style-name="MP6">No. client</text:p>
            </table:table-cell>
            <table:table-cell table:style-name="Table3.A1" office:value-type="string">
              <text:p text:style-name="MP10"><text:change-start text:change-id="ct61726816"/>no_client_saq<text:change-end text:change-id="ct61726816"/></text:p>
            </table:table-cell>
          </table:table-row>
          <table:table-row table:style-name="Table3.5">
            <table:table-cell table:style-name="Table3.A1" office:value-type="string">
              <text:p text:style-name="MP6">Représentant(e)</text:p>
            </table:table-cell>
            <table:table-cell table:style-name="Table3.A1" office:value-type="string">
              <text:p text:style-name="MP11"><text:change-start text:change-id="ct61727120"/>representant_nom<text:change-end text:change-id="ct61727120"/></text:p>
            </table:table-cell>
          </table:table-row>
        </table:table>
        <text:p text:style-name="MP1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07T16:28:34</meta:creation-date>
    <dc:date>2013-05-13T19:03:37</dc:date>
    <meta:editing-duration>PT10H44M44S</meta:editing-duration>
    <meta:editing-cycles>224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39" meta:word-count="47" meta:character-count="307" meta:non-whitespace-character-count="300"/>
  </office:meta>
</office:document-meta>
</file>